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92436" svg:stroke-opacity="50%" draw:stroke-linejoin="miter" svg:stroke-linecap="butt" draw:fill="solid" draw:fill-color="#092436" draw:opacity="50%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35cm" svg:stroke-color="#4c2604" svg:stroke-opacity="50%" draw:stroke-linejoin="miter" svg:stroke-linecap="butt" draw:fill="solid" draw:fill-color="#4c2604" draw:opacity="5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d300d" svg:stroke-opacity="50%" draw:stroke-linejoin="miter" svg:stroke-linecap="butt" draw:fill="solid" draw:fill-color="#0d300d" draw:opacity="50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400c0c" svg:stroke-opacity="50%" draw:stroke-linejoin="miter" svg:stroke-linecap="butt" draw:fill="solid" draw:fill-color="#400c0c" draw:opacity="50%" fo:padding-top="0.017cm" fo:padding-bottom="0.017cm" fo:padding-left="0.017cm" fo:padding-right="0.017cm"/>
    </style:style>
    <style:style style:name="gr5" style:family="graphic" style:parent-style-name="standard">
      <style:graphic-properties draw:stroke="solid" svg:stroke-width="0.035cm" svg:stroke-color="#2c1f39" svg:stroke-opacity="50%" draw:stroke-linejoin="miter" svg:stroke-linecap="butt" draw:fill="solid" draw:fill-color="#2c1f39" draw:opacity="50%" fo:padding-top="0.017cm" fo:padding-bottom="0.017cm" fo:padding-left="0.017cm" fo:padding-right="0.017cm"/>
    </style:style>
    <style:style style:name="gr6" style:family="graphic" style:parent-style-name="standard">
      <style:graphic-properties draw:stroke="solid" svg:stroke-width="0.035cm" svg:stroke-color="#2a1a16" svg:stroke-opacity="50%" draw:stroke-linejoin="miter" svg:stroke-linecap="butt" draw:fill="solid" draw:fill-color="#2a1a16" draw:opacity="50%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44243a" draw:opacity="50%"/>
    </style:style>
    <style:style style:name="gr8" style:family="graphic" style:parent-style-name="standard">
      <style:graphic-properties draw:stroke="solid" svg:stroke-width="0.035cm" svg:stroke-color="#44243a" svg:stroke-opacity="50%" draw:stroke-linejoin="miter" svg:stroke-linecap="butt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8c564b"/>
    </style:style>
    <style:style style:name="gr10" style:family="graphic" style:parent-style-name="standard">
      <style:graphic-properties draw:stroke="none" draw:fill="solid" draw:fill-color="#ff7f0e"/>
    </style:style>
    <style:style style:name="gr11" style:family="graphic" style:parent-style-name="standard">
      <style:graphic-properties draw:stroke="none" draw:fill="solid" draw:fill-color="#2ca02c"/>
    </style:style>
    <style:style style:name="gr12" style:family="graphic" style:parent-style-name="standard">
      <style:graphic-properties draw:stroke="none" draw:fill="solid" draw:fill-color="#d62728"/>
    </style:style>
    <style:style style:name="gr13" style:family="graphic" style:parent-style-name="standard">
      <style:graphic-properties draw:stroke="none" draw:fill="solid" draw:fill-color="#9467bd"/>
    </style:style>
    <style:style style:name="gr14" style:family="graphic" style:parent-style-name="standard">
      <style:graphic-properties draw:stroke="none" draw:fill="solid" draw:fill-color="#1f77b4"/>
    </style:style>
    <style:style style:name="gr15" style:family="graphic" style:parent-style-name="standard">
      <style:graphic-properties draw:stroke="none" draw:fill="solid" draw:fill-color="#e377c2"/>
    </style:style>
    <style:style style:name="gr16" style:family="graphic" style:parent-style-name="standard">
      <style:graphic-properties draw:stroke="solid" svg:stroke-width="0.035cm" svg:stroke-color="#44243a" svg:stroke-opacity="50%" draw:stroke-linejoin="miter" svg:stroke-linecap="butt" draw:fill="solid" draw:fill-color="#44243a" draw:opacity="50%" fo:padding-top="0.017cm" fo:padding-bottom="0.017cm" fo:padding-left="0.017cm" fo:padding-right="0.017cm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52cm"/>
    </style:style>
    <style:style style:name="gr20" style:family="graphic" style:parent-style-name="standard">
      <style:graphic-properties draw:stroke="none" svg:stroke-color="#000000" draw:fill="none" draw:fill-color="#ffffff" fo:min-height="0.235cm"/>
    </style:style>
    <style:style style:name="gr21" style:family="graphic" style:parent-style-name="standard">
      <style:graphic-properties draw:stroke="none" svg:stroke-color="#000000" draw:fill="none" draw:fill-color="#ffffff" fo:min-height="0.642cm"/>
    </style:style>
    <style:style style:name="gr22" style:family="graphic" style:parent-style-name="standard">
      <style:graphic-properties draw:stroke="none" svg:stroke-color="#000000" draw:fill="none" draw:fill-color="#ffffff" fo:min-height="0.627cm"/>
    </style:style>
    <style:style style:name="gr23" style:family="graphic" style:parent-style-name="standard">
      <style:graphic-properties draw:stroke="none" svg:stroke-color="#000000" draw:fill="none" draw:fill-color="#ffffff" fo:min-height="0.381cm"/>
    </style:style>
    <style:style style:name="P1" style:family="paragraph">
      <loext:graphic-properties draw:fill="solid" draw:fill-color="#092436" draw:opacity="50%"/>
    </style:style>
    <style:style style:name="P2" style:family="paragraph">
      <loext:graphic-properties draw:fill="solid" draw:fill-color="#4c2604" draw:opacity="50%"/>
    </style:style>
    <style:style style:name="P3" style:family="paragraph">
      <loext:graphic-properties draw:fill="solid" draw:fill-color="#0d300d" draw:opacity="50%"/>
    </style:style>
    <style:style style:name="P4" style:family="paragraph">
      <loext:graphic-properties draw:fill="solid" draw:fill-color="#400c0c" draw:opacity="50%"/>
    </style:style>
    <style:style style:name="P5" style:family="paragraph">
      <loext:graphic-properties draw:fill="solid" draw:fill-color="#2c1f39" draw:opacity="50%"/>
    </style:style>
    <style:style style:name="P6" style:family="paragraph">
      <loext:graphic-properties draw:fill="solid" draw:fill-color="#2a1a16" draw:opacity="50%"/>
    </style:style>
    <style:style style:name="P7" style:family="paragraph">
      <loext:graphic-properties draw:fill="solid" draw:fill-color="#44243a" draw:opacity="50%"/>
    </style:style>
    <style:style style:name="P8" style:family="paragraph">
      <loext:graphic-properties draw:fill="none"/>
    </style:style>
    <style:style style:name="P9" style:family="paragraph">
      <loext:graphic-properties draw:fill="solid" draw:fill-color="#8c564b"/>
    </style:style>
    <style:style style:name="P10" style:family="paragraph">
      <loext:graphic-properties draw:fill="solid" draw:fill-color="#ff7f0e"/>
    </style:style>
    <style:style style:name="P11" style:family="paragraph">
      <loext:graphic-properties draw:fill="solid" draw:fill-color="#2ca02c"/>
    </style:style>
    <style:style style:name="P12" style:family="paragraph">
      <loext:graphic-properties draw:fill="solid" draw:fill-color="#d62728"/>
    </style:style>
    <style:style style:name="P13" style:family="paragraph">
      <loext:graphic-properties draw:fill="solid" draw:fill-color="#9467bd"/>
    </style:style>
    <style:style style:name="P14" style:family="paragraph">
      <loext:graphic-properties draw:fill="solid" draw:fill-color="#1f77b4"/>
    </style:style>
    <style:style style:name="P15" style:family="paragraph">
      <loext:graphic-properties draw:fill="solid" draw:fill-color="#e377c2"/>
    </style:style>
    <style:style style:name="P16" style:family="paragraph">
      <loext:graphic-properties draw:fill="solid" draw:fill-color="#092436" draw:opacity="50%"/>
      <style:text-properties fo:font-size="8pt"/>
    </style:style>
    <style:style style:name="P17" style:family="paragraph">
      <loext:graphic-properties draw:fill="solid" draw:fill-color="#4c2604" draw:opacity="50%"/>
      <style:text-properties fo:font-size="8pt"/>
    </style:style>
    <style:style style:name="P18" style:family="paragraph">
      <loext:graphic-properties draw:fill="solid" draw:fill-color="#0d300d" draw:opacity="50%"/>
      <style:text-properties fo:font-size="8pt"/>
    </style:style>
    <style:style style:name="P19" style:family="paragraph">
      <loext:graphic-properties draw:fill="solid" draw:fill-color="#400c0c" draw:opacity="50%"/>
      <style:text-properties fo:font-size="8pt"/>
    </style:style>
    <style:style style:name="P20" style:family="paragraph">
      <loext:graphic-properties draw:fill="solid" draw:fill-color="#2c1f39" draw:opacity="50%"/>
      <style:text-properties fo:font-size="8pt"/>
    </style:style>
    <style:style style:name="P21" style:family="paragraph">
      <loext:graphic-properties draw:fill="solid" draw:fill-color="#2a1a16" draw:opacity="50%"/>
      <style:text-properties fo:font-size="8pt"/>
    </style:style>
    <style:style style:name="P22" style:family="paragraph">
      <loext:graphic-properties draw:fill="solid" draw:fill-color="#44243a" draw:opacity="50%"/>
      <style:text-properties fo:font-size="8pt"/>
    </style:style>
    <style:style style:name="P23" style:family="paragraph">
      <loext:graphic-properties draw:fill="solid" draw:fill-color="#8c564b"/>
      <style:text-properties fo:font-size="8pt"/>
    </style:style>
    <style:style style:name="P24" style:family="paragraph">
      <loext:graphic-properties draw:fill="solid" draw:fill-color="#ff7f0e"/>
      <style:text-properties fo:font-size="8pt"/>
    </style:style>
    <style:style style:name="P25" style:family="paragraph">
      <loext:graphic-properties draw:fill="solid" draw:fill-color="#2ca02c"/>
      <style:text-properties fo:font-size="8pt"/>
    </style:style>
    <style:style style:name="P26" style:family="paragraph">
      <loext:graphic-properties draw:fill="solid" draw:fill-color="#d62728"/>
      <style:text-properties fo:font-size="8pt"/>
    </style:style>
    <style:style style:name="P27" style:family="paragraph">
      <loext:graphic-properties draw:fill="solid" draw:fill-color="#9467bd"/>
      <style:text-properties fo:font-size="8pt"/>
    </style:style>
    <style:style style:name="P28" style:family="paragraph">
      <loext:graphic-properties draw:fill="solid" draw:fill-color="#1f77b4"/>
      <style:text-properties fo:font-size="8pt"/>
    </style:style>
    <style:style style:name="P29" style:family="paragraph">
      <loext:graphic-properties draw:fill="solid" draw:fill-color="#e377c2"/>
      <style:text-properties fo:font-size="8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text-properties style:font-name="Liberation Serif" fo:font-size="8pt" fo:text-shadow="1pt 1pt" fo:font-weight="bold"/>
    </style:style>
    <style:style style:name="P32" style:family="paragraph">
      <style:text-properties style:font-name="Liberation Serif" fo:font-size="8pt" style:font-size-asian="8pt" style:font-size-complex="8pt"/>
    </style:style>
    <style:style style:name="P33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T1" style:family="text">
      <style:text-properties style:font-name="Liberation Serif" fo:font-size="8pt" fo:text-shadow="1pt 1pt" fo:font-weight="bold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846cm" svg:height="1.17cm" svg:x="1.347cm" svg:y="0.5cm" svg:viewBox="0 0 847 1171" svg:d="M847 0c-158 0-315 32-461 94-145 63-277 154-386 268l847 809z">
          <text:p/>
        </draw:path>
        <draw:path draw:style-name="gr2" draw:text-style-name="P2" draw:layer="layout" svg:width="1.157cm" svg:height="0.808cm" svg:x="1.036cm" svg:y="0.863cm" svg:viewBox="0 0 1158 809" svg:d="M311 0c-83 86-151 185-204 292-53 108-89 222-107 340l1158 177z">
          <text:p/>
        </draw:path>
        <draw:path draw:style-name="gr3" draw:text-style-name="P3" draw:layer="layout" svg:width="1.17cm" svg:height="0.672cm" svg:x="1.023cm" svg:y="1.495cm" svg:viewBox="0 0 1171 673" svg:d="M13 0c-17 114-17 230-1 344s49 225 98 329l1061-496z">
          <text:p/>
        </draw:path>
        <draw:path draw:style-name="gr4" draw:text-style-name="P4" draw:layer="layout" svg:width="1.06cm" svg:height="0.645cm" svg:x="1.133cm" svg:y="1.672cm" svg:viewBox="0 0 1061 646" svg:d="M0 496c12 26 25 51 39 77 14 25 29 49 45 73l977-646z">
          <text:p/>
        </draw:path>
        <draw:path draw:style-name="gr5" draw:text-style-name="P5" draw:layer="layout" svg:width="0.976cm" svg:height="0.732cm" svg:x="1.217cm" svg:y="1.672cm" svg:viewBox="0 0 977 733" svg:d="M0 646c10 15 20 30 31 45 11 14 21 28 33 42l913-733z">
          <text:p/>
        </draw:path>
        <draw:path draw:style-name="gr6" draw:text-style-name="P6" draw:layer="layout" svg:width="2.084cm" svg:height="2.234cm" svg:x="1.281cm" svg:y="0.608cm" svg:viewBox="0 0 2085 2235" svg:d="M0 1797c111 138 251 249 410 325 160 76 335 114 511 113 177-1 351-42 510-120 158-78 297-191 406-330 108-139 184-301 221-474s35-352-7-523c-41-172-121-332-233-469-113-136-254-245-415-319l-490 1064z">
          <text:p/>
        </draw:path>
        <draw:path draw:style-name="gr7" draw:text-style-name="P7" draw:layer="layout" svg:width="0.489cm" svg:height="1.17cm" svg:x="2.194cm" svg:y="0.5cm" svg:viewBox="0 0 490 1171" svg:d="M490 107c-77-35-157-62-239-80-83-18-167-27-251-27v1171z">
          <text:p/>
        </draw:path>
        <draw:path draw:style-name="gr8" draw:text-style-name="P8" draw:layer="layout" svg:width="0.489cm" svg:height="1.17cm" svg:x="2.194cm" svg:y="0.5cm" svg:viewBox="0 0 490 1171" svg:d="M490 107c-77-35-157-62-239-80-83-18-167-27-251-27v1171z">
          <text:p/>
        </draw:path>
        <draw:path draw:style-name="gr9" draw:text-style-name="P9" draw:layer="layout" svg:width="0.846cm" svg:height="1.17cm" svg:x="1.371cm" svg:y="0.477cm" svg:viewBox="0 0 847 1171" svg:d="M847 0c-158 0-315 32-461 94-145 63-277 154-386 268l847 809z">
          <text:p/>
        </draw:path>
        <draw:path draw:style-name="gr10" draw:text-style-name="P10" draw:layer="layout" svg:width="1.157cm" svg:height="0.808cm" svg:x="1.06cm" svg:y="0.839cm" svg:viewBox="0 0 1158 809" svg:d="M311 0c-83 86-151 185-204 292-53 108-89 222-107 340l1158 177z">
          <text:p/>
        </draw:path>
        <draw:path draw:style-name="gr11" draw:text-style-name="P11" draw:layer="layout" svg:width="1.17cm" svg:height="0.672cm" svg:x="1.046cm" svg:y="1.471cm" svg:viewBox="0 0 1171 673" svg:d="M13 0c-17 114-17 230-1 344s49 225 98 329l1061-496z">
          <text:p/>
        </draw:path>
        <draw:path draw:style-name="gr12" draw:text-style-name="P12" draw:layer="layout" svg:width="1.06cm" svg:height="0.645cm" svg:x="1.157cm" svg:y="1.648cm" svg:viewBox="0 0 1061 646" svg:d="M0 496c12 26 25 51 39 77 14 25 29 49 45 73l977-646z">
          <text:p/>
        </draw:path>
        <draw:path draw:style-name="gr13" draw:text-style-name="P13" draw:layer="layout" svg:width="0.976cm" svg:height="0.732cm" svg:x="1.241cm" svg:y="1.648cm" svg:viewBox="0 0 977 733" svg:d="M0 646c10 15 20 30 31 45 10 14 21 28 33 42l913-733z">
          <text:p/>
        </draw:path>
        <draw:path draw:style-name="gr14" draw:text-style-name="P14" draw:layer="layout" svg:width="2.084cm" svg:height="2.234cm" svg:x="1.304cm" svg:y="0.584cm" svg:viewBox="0 0 2085 2235" svg:d="M0 1797c111 138 251 249 410 325 160 76 335 114 511 113 177-1 351-42 510-120 158-78 297-191 406-330 108-139 184-301 221-474s35-352-7-523c-41-172-121-332-233-469-113-136-254-245-415-319l-490 1064z">
          <text:p/>
        </draw:path>
        <draw:path draw:style-name="gr15" draw:text-style-name="P15" draw:layer="layout" svg:width="0.489cm" svg:height="1.17cm" svg:x="2.218cm" svg:y="0.477cm" svg:viewBox="0 0 490 1171" svg:d="M490 107c-77-35-157-62-239-80-83-18-167-27-251-27v1171z">
          <text:p/>
        </draw:path>
        <draw:path draw:style-name="gr1" draw:text-style-name="P1" draw:layer="layout" svg:width="0.676cm" svg:height="1.17cm" svg:x="5.967cm" svg:y="0.5cm" svg:viewBox="0 0 677 1171" svg:d="M677 0c-120 0-240 19-355 55-115 37-224 91-322 161l677 955z">
          <text:p/>
        </draw:path>
        <draw:path draw:style-name="gr2" draw:text-style-name="P2" draw:layer="layout" svg:width="1.071cm" svg:height="0.955cm" svg:x="5.573cm" svg:y="0.716cm" svg:viewBox="0 0 1072 956" svg:d="M394 0c-86 61-163 133-230 215-66 81-121 171-164 267l1072 474z">
          <text:p/>
        </draw:path>
        <draw:path draw:style-name="gr3" draw:text-style-name="P3" draw:layer="layout" svg:width="1.17cm" svg:height="0.536cm" svg:x="5.473cm" svg:y="1.198cm" svg:viewBox="0 0 1171 537" svg:d="M100 0c-37 84-64 172-81 263-16 90-22 183-17 274l1169-64z">
          <text:p/>
        </draw:path>
        <draw:path draw:style-name="gr4" draw:text-style-name="P4" draw:layer="layout" svg:width="1.169cm" svg:height="0.343cm" svg:x="5.475cm" svg:y="1.672cm" svg:viewBox="0 0 1170 344" svg:d="M0 64c3 48 8 95 16 142 9 47 20 93 34 138l1120-344z">
          <text:p/>
        </draw:path>
        <draw:path draw:style-name="gr5" draw:text-style-name="P5" draw:layer="layout" svg:width="1.119cm" svg:height="0.488cm" svg:x="5.525cm" svg:y="1.672cm" svg:viewBox="0 0 1120 489" svg:d="M0 344c8 25 16 49 25 73 10 25 19 48 30 72l1065-489z">
          <text:p/>
        </draw:path>
        <draw:path draw:style-name="gr6" draw:text-style-name="P6" draw:layer="layout" svg:width="2.235cm" svg:height="2.219cm" svg:x="5.58cm" svg:y="0.623cm" svg:viewBox="0 0 2236 2220" svg:d="M0 1537c78 170 196 320 344 435 147 115 321 193 505 228 184 34 373 24 553-30 179-54 343-150 477-280 135-131 236-291 296-469 59-177 76-367 47-552s-101-360-212-512c-110-151-255-273-423-357l-523 1048z">
          <text:p/>
        </draw:path>
        <draw:path draw:style-name="gr16" draw:text-style-name="P7" draw:layer="layout" svg:width="0.522cm" svg:height="1.17cm" svg:x="6.644cm" svg:y="0.5cm" svg:viewBox="0 0 523 1171" svg:d="M523 123c-81-40-166-71-254-92s-179-31-269-31v1171z">
          <text:p/>
        </draw:path>
        <draw:path draw:style-name="gr9" draw:text-style-name="P9" draw:layer="layout" svg:width="0.676cm" svg:height="1.17cm" svg:x="5.99cm" svg:y="0.477cm" svg:viewBox="0 0 677 1171" svg:d="M677 0c-120 0-240 19-355 55-115 37-224 91-322 161l677 955z">
          <text:p/>
        </draw:path>
        <draw:path draw:style-name="gr10" draw:text-style-name="P10" draw:layer="layout" svg:width="1.071cm" svg:height="0.955cm" svg:x="5.596cm" svg:y="0.693cm" svg:viewBox="0 0 1072 956" svg:d="M394 0c-86 61-163 133-230 215-66 81-121 171-164 267l1072 474z">
          <text:p/>
        </draw:path>
        <draw:path draw:style-name="gr11" draw:text-style-name="P11" draw:layer="layout" svg:width="1.17cm" svg:height="0.536cm" svg:x="5.496cm" svg:y="1.175cm" svg:viewBox="0 0 1171 537" svg:d="M100 0c-37 84-64 172-81 263-16 90-22 183-17 274l1169-64z">
          <text:p/>
        </draw:path>
        <draw:path draw:style-name="gr12" draw:text-style-name="P12" draw:layer="layout" svg:width="1.169cm" svg:height="0.343cm" svg:x="5.498cm" svg:y="1.648cm" svg:viewBox="0 0 1170 344" svg:d="M0 64c3 48 8 95 16 142 9 47 20 93 34 138l1120-344z">
          <text:p/>
        </draw:path>
        <draw:path draw:style-name="gr13" draw:text-style-name="P13" draw:layer="layout" svg:width="1.119cm" svg:height="0.488cm" svg:x="5.548cm" svg:y="1.648cm" svg:viewBox="0 0 1120 489" svg:d="M0 344c8 25 16 50 25 74s19 48 30 71l1065-489z">
          <text:p/>
        </draw:path>
        <draw:path draw:style-name="gr14" draw:text-style-name="P14" draw:layer="layout" svg:width="2.235cm" svg:height="2.219cm" svg:x="5.603cm" svg:y="0.6cm" svg:viewBox="0 0 2236 2220" svg:d="M0 1537c78 170 196 320 344 435 147 115 321 193 505 228 184 34 373 24 553-30 179-54 343-150 477-280 135-131 236-291 296-469 59-177 76-367 47-552s-101-360-212-512c-110-151-255-273-423-357l-523 1048z">
          <text:p/>
        </draw:path>
        <draw:path draw:style-name="gr15" draw:text-style-name="P15" draw:layer="layout" svg:width="0.522cm" svg:height="1.17cm" svg:x="6.668cm" svg:y="0.477cm" svg:viewBox="0 0 523 1171" svg:d="M523 123c-81-40-166-71-254-92s-179-31-269-31v1171z">
          <text:p/>
        </draw:path>
        <draw:path draw:style-name="gr1" draw:text-style-name="P1" draw:layer="layout" svg:width="0.675cm" svg:height="1.169cm" svg:x="14.875cm" svg:y="0.5cm" svg:viewBox="0 0 676 1170" svg:d="M676 0c-121 0-240 18-355 55-114 36-223 90-321 160l676 955z">
          <text:p/>
        </draw:path>
        <draw:path draw:style-name="gr2" draw:text-style-name="P2" draw:layer="layout" svg:width="1.085cm" svg:height="0.955cm" svg:x="14.465cm" svg:y="0.715cm" svg:viewBox="0 0 1086 956" svg:d="M410 0c-91 65-173 142-242 230-70 87-126 185-168 288l1086 438z">
          <text:p/>
        </draw:path>
        <draw:path draw:style-name="gr3" draw:text-style-name="P3" draw:layer="layout" svg:width="1.169cm" svg:height="0.593cm" svg:x="14.38cm" svg:y="1.233cm" svg:viewBox="0 0 1170 594" svg:d="M85 0c-38 94-63 192-76 292-12 100-12 202 1 302l1160-157z">
          <text:p/>
        </draw:path>
        <draw:path draw:style-name="gr4" draw:text-style-name="P4" draw:layer="layout" svg:width="1.159cm" svg:height="0.415cm" svg:x="14.39cm" svg:y="1.671cm" svg:viewBox="0 0 1160 416" svg:d="M0 156c6 45 14 88 25 132 11 43 25 86 41 128l1094-416z">
          <text:p/>
        </draw:path>
        <draw:path draw:style-name="gr5" draw:text-style-name="P5" draw:layer="layout" svg:width="1.093cm" svg:height="0.556cm" svg:x="14.456cm" svg:y="1.671cm" svg:viewBox="0 0 1094 557" svg:d="M0 416c9 24 19 48 30 71 11 24 22 47 35 70l1029-557z">
          <text:p/>
        </draw:path>
        <draw:path draw:style-name="gr6" draw:text-style-name="P6" draw:layer="layout" svg:width="2.198cm" svg:height="2.22cm" svg:x="14.521cm" svg:y="0.62cm" svg:viewBox="0 0 2199 2221" svg:d="M0 1608c88 162 212 301 364 406 151 105 326 172 508 197 183 24 369 6 543-55s331-162 458-294c128-133 222-294 276-471 54-176 65-362 33-544-33-181-107-352-218-500-111-147-255-266-420-347l-515 1051z">
          <text:p/>
        </draw:path>
        <draw:path draw:style-name="gr16" draw:text-style-name="P7" draw:layer="layout" svg:width="0.514cm" svg:height="1.169cm" svg:x="15.55cm" svg:y="0.5cm" svg:viewBox="0 0 515 1170" svg:d="M515 119c-80-39-164-69-251-89-86-20-175-30-264-30v1170z">
          <text:p/>
        </draw:path>
        <draw:path draw:style-name="gr9" draw:text-style-name="P9" draw:layer="layout" svg:width="0.675cm" svg:height="1.169cm" svg:x="14.898cm" svg:y="0.477cm" svg:viewBox="0 0 676 1170" svg:d="M676 0c-121 0-240 18-355 55-114 36-223 90-321 160l676 955z">
          <text:p/>
        </draw:path>
        <draw:path draw:style-name="gr10" draw:text-style-name="P10" draw:layer="layout" svg:width="1.085cm" svg:height="0.955cm" svg:x="14.488cm" svg:y="0.692cm" svg:viewBox="0 0 1086 956" svg:d="M410 0c-91 65-173 142-242 230-70 87-126 185-168 288l1086 438z">
          <text:p/>
        </draw:path>
        <draw:path draw:style-name="gr11" draw:text-style-name="P11" draw:layer="layout" svg:width="1.169cm" svg:height="0.593cm" svg:x="14.403cm" svg:y="1.21cm" svg:viewBox="0 0 1170 594" svg:d="M85 0c-38 94-63 192-76 292-12 100-12 202 1 302l1160-157z">
          <text:p/>
        </draw:path>
        <draw:path draw:style-name="gr12" draw:text-style-name="P12" draw:layer="layout" svg:width="1.159cm" svg:height="0.415cm" svg:x="14.414cm" svg:y="1.647cm" svg:viewBox="0 0 1160 416" svg:d="M0 156c6 45 14 88 25 132 11 43 25 86 41 128l1094-416z">
          <text:p/>
        </draw:path>
        <draw:path draw:style-name="gr13" draw:text-style-name="P13" draw:layer="layout" svg:width="1.093cm" svg:height="0.556cm" svg:x="14.48cm" svg:y="1.647cm" svg:viewBox="0 0 1094 557" svg:d="M0 416c9 24 19 48 30 71 11 24 22 47 35 70l1029-557z">
          <text:p/>
        </draw:path>
        <draw:path draw:style-name="gr14" draw:text-style-name="P14" draw:layer="layout" svg:width="2.198cm" svg:height="2.22cm" svg:x="14.544cm" svg:y="0.596cm" svg:viewBox="0 0 2199 2221" svg:d="M0 1608c88 162 212 301 364 406 151 105 326 172 508 197 183 24 369 6 543-55s331-162 458-294c128-133 222-294 276-471 54-176 65-362 33-544-33-181-107-352-218-500-111-147-255-266-420-347l-515 1051z">
          <text:p/>
        </draw:path>
        <draw:path draw:style-name="gr15" draw:text-style-name="P15" draw:layer="layout" svg:width="0.514cm" svg:height="1.169cm" svg:x="15.574cm" svg:y="0.477cm" svg:viewBox="0 0 515 1170" svg:d="M515 119c-80-39-164-69-251-89-86-20-175-30-264-30v1170z">
          <text:p/>
        </draw:path>
        <draw:path draw:style-name="gr1" draw:text-style-name="P16" draw:layer="layout" svg:width="0.664cm" svg:height="1.169cm" svg:x="10.435cm" svg:y="0.501cm" svg:viewBox="0 0 665 1170" svg:d="M665 0c-118 0-236 18-349 53-112 35-219 87-316 154l665 963z">
          <text:p/>
        </draw:path>
        <draw:path draw:style-name="gr2" draw:text-style-name="P17" draw:layer="layout" svg:width="1.1cm" svg:height="0.961cm" svg:x="9.998cm" svg:y="0.709cm" svg:viewBox="0 0 1101 962" svg:d="M436 0c-100 69-188 153-262 250-74 96-133 204-174 318l1101 394z">
          <text:p/>
        </draw:path>
        <draw:path draw:style-name="gr3" draw:text-style-name="P18" draw:layer="layout" svg:width="1.169cm" svg:height="0.632cm" svg:x="9.93cm" svg:y="1.277cm" svg:viewBox="0 0 1170 633" svg:d="M68 0c-36 101-58 207-65 314-8 107 0 214 22 319l1145-239z">
          <text:p/>
        </draw:path>
        <draw:path draw:style-name="gr4" draw:text-style-name="P19" draw:layer="layout" svg:width="1.144cm" svg:height="0.508cm" svg:x="9.955cm" svg:y="1.671cm" svg:viewBox="0 0 1145 509" svg:d="M0 239c10 47 22 93 38 138 15 45 33 90 54 132l1053-509z">
          <text:p/>
        </draw:path>
        <draw:path draw:style-name="gr5" draw:text-style-name="P20" draw:layer="layout" svg:width="1.052cm" svg:height="0.641cm" svg:x="10.047cm" svg:y="1.671cm" svg:viewBox="0 0 1053 642" svg:d="M0 509c11 23 23 46 35 68 13 22 26 44 40 65l978-642z">
          <text:p/>
        </draw:path>
        <draw:path draw:style-name="gr6" draw:text-style-name="P21" draw:layer="layout" svg:width="2.146cm" svg:height="2.22cm" svg:x="10.122cm" svg:y="0.62cm" svg:viewBox="0 0 2147 2221" svg:d="M0 1693c99 151 231 276 386 367 156 91 330 145 509 158 180 13 360-16 527-85 166-68 315-174 434-309s205-296 251-470c47-174 53-356 17-533-35-176-111-342-221-485-110-142-251-257-413-336l-512 1051z">
          <text:p/>
        </draw:path>
        <draw:path draw:style-name="gr16" draw:text-style-name="P22" draw:layer="layout" svg:width="0.511cm" svg:height="1.169cm" svg:x="11.099cm" svg:y="0.501cm" svg:viewBox="0 0 512 1170" svg:d="M512 118c-79-38-163-68-249-88s-175-30-263-30v1170z">
          <text:p/>
        </draw:path>
        <draw:path draw:style-name="gr9" draw:text-style-name="P23" draw:layer="layout" svg:width="0.664cm" svg:height="1.169cm" svg:x="10.458cm" svg:y="0.478cm" svg:viewBox="0 0 665 1170" svg:d="M665 0c-118 0-236 18-349 53-112 35-219 87-316 154l665 963z">
          <text:p/>
        </draw:path>
        <draw:path draw:style-name="gr10" draw:text-style-name="P24" draw:layer="layout" svg:width="1.1cm" svg:height="0.961cm" svg:x="10.022cm" svg:y="0.685cm" svg:viewBox="0 0 1101 962" svg:d="M437 0c-101 69-189 153-263 250-74 96-133 204-174 318l1101 394z">
          <text:p/>
        </draw:path>
        <draw:path draw:style-name="gr11" draw:text-style-name="P25" draw:layer="layout" svg:width="1.169cm" svg:height="0.632cm" svg:x="9.953cm" svg:y="1.253cm" svg:viewBox="0 0 1170 633" svg:d="M68 0c-36 101-58 207-65 314-8 107 0 214 22 319l1145-239z">
          <text:p/>
        </draw:path>
        <draw:path draw:style-name="gr12" draw:text-style-name="P26" draw:layer="layout" svg:width="1.144cm" svg:height="0.508cm" svg:x="9.978cm" svg:y="1.647cm" svg:viewBox="0 0 1145 509" svg:d="M0 239c10 47 22 93 38 138 15 45 33 89 54 132l1053-509z">
          <text:p/>
        </draw:path>
        <draw:path draw:style-name="gr13" draw:text-style-name="P27" draw:layer="layout" svg:width="1.052cm" svg:height="0.641cm" svg:x="10.07cm" svg:y="1.647cm" svg:viewBox="0 0 1053 642" svg:d="M0 509c11 23 23 46 35 68 13 22 26 44 40 65l978-642z">
          <text:p/>
        </draw:path>
        <draw:path draw:style-name="gr14" draw:text-style-name="P28" draw:layer="layout" svg:width="2.146cm" svg:height="2.22cm" svg:x="10.145cm" svg:y="0.596cm" svg:viewBox="0 0 2147 2221" svg:d="M0 1693c99 151 231 276 386 367 156 91 330 145 509 158 180 13 360-16 527-85 166-68 315-174 434-309s205-296 251-470c47-174 53-356 17-532-35-177-111-343-221-486-110-142-251-257-413-336l-512 1052z">
          <text:p/>
        </draw:path>
        <draw:path draw:style-name="gr15" draw:text-style-name="P29" draw:layer="layout" svg:width="0.511cm" svg:height="1.169cm" svg:x="11.123cm" svg:y="0.478cm" svg:viewBox="0 0 512 1170" svg:d="M512 118c-79-39-163-68-249-88s-174-30-263-30v1170z">
          <text:p/>
        </draw:path>
        <draw:line draw:style-name="gr17" draw:text-style-name="P30" draw:layer="layout" svg:x1="8.906cm" svg:y1="-1.651cm" svg:x2="8.906cm" svg:y2="4.952cm">
          <text:p/>
        </draw:line>
        <draw:line draw:style-name="gr17" draw:text-style-name="P30" draw:layer="layout" svg:x1="6.668cm" svg:y1="-1.651cm" svg:x2="6.668cm" svg:y2="4.952cm">
          <text:p/>
        </draw:line>
        <draw:frame draw:style-name="gr18" draw:text-style-name="P31" draw:layer="layout" svg:width="0.252cm" svg:height="0.314cm" svg:x="4.484cm" svg:y="0.038cm">
          <draw:text-box>
            <text:p><text:span text:style-name="T1">b)</text:span></text:p>
          </draw:text-box>
        </draw:frame>
        <draw:frame draw:style-name="gr19" draw:text-style-name="P31" draw:layer="layout" svg:width="0.252cm" svg:height="0.314cm" svg:x="8.951cm" svg:y="0.044cm">
          <draw:text-box>
            <text:p><text:span text:style-name="T1">c)</text:span></text:p>
          </draw:text-box>
        </draw:frame>
        <draw:frame draw:style-name="gr20" draw:text-style-name="P33" draw:layer="layout" svg:width="1.481cm" svg:height="0.314cm" svg:x="7.245cm" svg:y="2.913cm">
          <draw:text-box>
            <text:p text:style-name="P32"><text:span text:style-name="T2">CP</text:span><text:span text:style-name="T2">U </text:span><text:span text:style-name="T2">60.</text:span><text:span text:style-name="T2">8%</text:span></text:p>
          </draw:text-box>
        </draw:frame>
        <draw:frame draw:style-name="gr21" draw:text-style-name="P33" draw:layer="layout" svg:width="1.137cm" svg:height="0.642cm" svg:x="7.218cm" svg:y="0.02cm">
          <draw:text-box>
            <text:p text:style-name="P32"><text:span text:style-name="T2">PL static</text:span></text:p>
            <text:p text:style-name="P32"><text:span text:style-name="T2">7.4%</text:span></text:p>
          </draw:text-box>
        </draw:frame>
        <draw:frame draw:style-name="gr22" draw:text-style-name="P33" draw:layer="layout" svg:width="0.86cm" svg:height="0.627cm" svg:x="5.466cm" svg:y="0.02cm">
          <draw:text-box>
            <text:p text:style-name="P32"><text:span text:style-name="T2">Clocks</text:span></text:p>
            <text:p text:style-name="P32"><text:span text:style-name="T2">9.8%</text:span></text:p>
          </draw:text-box>
        </draw:frame>
        <draw:frame draw:style-name="gr21" draw:text-style-name="P33" draw:layer="layout" svg:width="1.032cm" svg:height="0.642cm" svg:x="4.562cm" svg:y="0.555cm">
          <draw:text-box>
            <text:p text:style-name="P32"><text:span text:style-name="T2">Signals</text:span></text:p>
            <text:p text:style-name="P32"><text:span text:style-name="T2">8.6%</text:span></text:p>
          </draw:text-box>
        </draw:frame>
        <draw:frame draw:style-name="gr21" draw:text-style-name="P33" draw:layer="layout" svg:width="1.286cm" svg:height="0.642cm" svg:x="4.562cm" svg:y="1.355cm">
          <draw:text-box>
            <text:p text:style-name="P32"><text:span text:style-name="T2">Logic </text:span><text:span text:style-name="T2">7.5%</text:span></text:p>
          </draw:text-box>
        </draw:frame>
        <draw:frame draw:style-name="gr21" draw:text-style-name="P33" draw:layer="layout" svg:width="1.032cm" svg:height="0.642cm" svg:x="4.562cm" svg:y="2.155cm">
          <draw:text-box>
            <text:p text:style-name="P32"><text:span text:style-name="T2">BRAM</text:span></text:p>
            <text:p text:style-name="P32"><text:span text:style-name="T2">3.9%</text:span></text:p>
          </draw:text-box>
        </draw:frame>
        <draw:frame draw:style-name="gr23" draw:text-style-name="P33" draw:layer="layout" svg:width="1.27cm" svg:height="0.381cm" svg:x="4.94cm" svg:y="2.921cm">
          <draw:text-box>
            <text:p text:style-name="P32"><text:span text:style-name="T2">DSP </text:span><text:span text:style-name="T2">2.1%</text:span></text:p>
          </draw:text-box>
        </draw:frame>
        <draw:polyline draw:style-name="gr17" draw:text-style-name="P30" draw:layer="layout" svg:width="0.489cm" svg:height="0.146cm" draw:transform="rotate (1.34285632648444) translate (6.864cm 0.762cm)" svg:viewBox="0 0 490 147" draw:points="0,0 456,0 490,147">
          <text:p/>
        </draw:polyline>
        <draw:polyline draw:style-name="gr17" draw:text-style-name="P30" draw:layer="layout" svg:width="0.487cm" svg:height="0.134cm" draw:transform="skewX (-0.0368264472170803) rotate (-1.35943695437838) translate (6.40836082198764cm 0.284763013617566cm)" svg:viewBox="0 0 488 135" draw:points="488,1 34,0 0,135">
          <text:p/>
        </draw:polyline>
        <draw:polyline draw:style-name="gr17" draw:text-style-name="P30" draw:layer="layout" svg:width="0.454cm" svg:height="0.226cm" draw:transform="skewX (0.291993583858651) rotate (-1.15645516237144) translate (5.71316185429527cm 0.689128559268493cm)" svg:viewBox="0 0 455 227" draw:points="455,2 32,0 0,227">
          <text:p/>
        </draw:polyline>
        <draw:polyline draw:style-name="gr17" draw:text-style-name="P30" draw:layer="layout" svg:width="0.616cm" svg:height="0.569cm" draw:transform="skewX (-0.0467748239534481) rotate (-2.65377312765738) translate (6.01771232082212cm 2.51098077888333cm)" svg:viewBox="0 0 617 570" draw:points="0,570 288,570 617,0">
          <text:p/>
        </draw:polyline>
        <draw:polyline draw:style-name="gr17" draw:text-style-name="P30" draw:layer="layout" svg:width="0.642cm" svg:height="0.576cm" draw:transform="skewX (0.0923279174305) rotate (2.6762878750081) translate (7.767cm 2.9cm)" svg:viewBox="0 0 643 577" draw:points="643,577 343,576 0,0">
          <text:p/>
        </draw:polyline>
        <draw:polyline draw:style-name="gr17" draw:text-style-name="P30" draw:layer="layout" svg:width="0.674cm" svg:height="0.109cm" draw:transform="skewX (0.1232202451908) rotate (-2.80666397013208) translate (5.71725711682561cm 1.93720829538988cm)" svg:viewBox="0 0 675 110" draw:points="0,110 650,110 675,0">
          <text:p/>
        </draw:polyline>
        <draw:line draw:style-name="gr17" draw:text-style-name="P30" draw:layer="layout" svg:x1="5.276cm" svg:y1="1.624cm" svg:x2="5.657cm" svg:y2="1.624cm">
          <text:p/>
        </draw:line>
        <draw:line draw:style-name="gr17" draw:text-style-name="P30" draw:layer="layout" svg:x1="6.483cm" svg:y1="0.477cm" svg:x2="6.864cm" svg:y2="0.477cm">
          <text:p/>
        </draw:line>
        <draw:line draw:style-name="gr17" draw:text-style-name="P30" draw:layer="layout" svg:x1="4.455cm" svg:y1="-1.651cm" svg:x2="4.455cm" svg:y2="4.952cm">
          <text:p/>
        </draw:line>
        <draw:line draw:style-name="gr17" draw:text-style-name="P30" draw:layer="layout" svg:x1="2.217cm" svg:y1="-1.651cm" svg:x2="2.217cm" svg:y2="4.952cm">
          <text:p/>
        </draw:line>
        <draw:line draw:style-name="gr17" draw:text-style-name="P30" draw:layer="layout" svg:x1="6.668cm" svg:y1="-1.651cm" svg:x2="6.668cm" svg:y2="4.952cm">
          <text:p/>
        </draw:line>
        <draw:frame draw:style-name="gr18" draw:text-style-name="P31" draw:layer="layout" svg:width="0.239cm" svg:height="0.314cm" svg:x="0.033cm" svg:y="0.038cm">
          <draw:text-box>
            <text:p><text:span text:style-name="T1">a</text:span><text:span text:style-name="T1">)</text:span></text:p>
          </draw:text-box>
        </draw:frame>
        <draw:line draw:style-name="gr17" draw:text-style-name="P30" draw:layer="layout" svg:x1="0.001cm" svg:y1="-1.651cm" svg:x2="0.001cm" svg:y2="4.952cm">
          <text:p/>
        </draw:line>
        <draw:frame draw:style-name="gr20" draw:text-style-name="P33" draw:layer="layout" svg:width="1.481cm" svg:height="0.314cm" svg:x="2.794cm" svg:y="2.913cm">
          <draw:text-box>
            <text:p text:style-name="P32"><text:span text:style-name="T2">CPU </text:span><text:span text:style-name="T2">57.4</text:span><text:span text:style-name="T2">%</text:span></text:p>
          </draw:text-box>
        </draw:frame>
        <draw:frame draw:style-name="gr21" draw:text-style-name="P33" draw:layer="layout" svg:width="1.704cm" svg:height="0.642cm" svg:x="2.867cm" svg:y="0.02cm">
          <draw:text-box>
            <text:p text:style-name="P32"><text:span text:style-name="T2">PL </text:span><text:span text:style-name="T2">static</text:span></text:p>
            <text:p text:style-name="P32"><text:span text:style-name="T2">6.9%</text:span></text:p>
          </draw:text-box>
        </draw:frame>
        <draw:frame draw:style-name="gr22" draw:text-style-name="P33" draw:layer="layout" svg:width="0.931cm" svg:height="0.627cm" svg:x="1.003cm" svg:y="0.02cm">
          <draw:text-box>
            <text:p text:style-name="P32"><text:span text:style-name="T2">Clocks </text:span><text:span text:style-name="T2">12.9%</text:span></text:p>
          </draw:text-box>
        </draw:frame>
        <draw:frame draw:style-name="gr21" draw:text-style-name="P33" draw:layer="layout" svg:width="1.032cm" svg:height="0.642cm" svg:x="0.111cm" svg:y="0.555cm">
          <draw:text-box>
            <text:p text:style-name="P32"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/text:p>
            <text:p text:style-name="P32"><text:span text:style-name="T2">9</text:span><text:span text:style-name="T2">.</text:span><text:span text:style-name="T2">7</text:span><text:span text:style-name="T2">%</text:span></text:p>
          </draw:text-box>
        </draw:frame>
        <draw:frame draw:style-name="gr21" draw:text-style-name="P33" draw:layer="layout" svg:width="1.286cm" svg:height="0.642cm" svg:x="0.111cm" svg:y="1.355cm">
          <draw:text-box>
            <text:p text:style-name="P32"><text:span text:style-name="T2">L</text:span><text:span text:style-name="T2">o</text:span><text:span text:style-name="T2">g</text:span><text:span text:style-name="T2">i</text:span><text:span text:style-name="T2">c</text:span><text:span text:style-name="T2"> </text:span><text:span text:style-name="T2">9</text:span><text:span text:style-name="T2">.</text:span><text:span text:style-name="T2">4</text:span><text:span text:style-name="T2">%</text:span></text:p>
          </draw:text-box>
        </draw:frame>
        <draw:frame draw:style-name="gr21" draw:text-style-name="P33" draw:layer="layout" svg:width="1.032cm" svg:height="0.642cm" svg:x="0.111cm" svg:y="2.155cm">
          <draw:text-box>
            <text:p text:style-name="P32"><text:span text:style-name="T2">B</text:span><text:span text:style-name="T2">R</text:span><text:span text:style-name="T2">A</text:span><text:span text:style-name="T2">M</text:span></text:p>
            <text:p text:style-name="P32"><text:span text:style-name="T2">2</text:span><text:span text:style-name="T2">.</text:span><text:span text:style-name="T2">3</text:span><text:span text:style-name="T2">%</text:span></text:p>
          </draw:text-box>
        </draw:frame>
        <draw:frame draw:style-name="gr23" draw:text-style-name="P33" draw:layer="layout" svg:width="1.27cm" svg:height="0.381cm" svg:x="0.489cm" svg:y="2.921cm">
          <draw:text-box>
            <text:p text:style-name="P32"><text:span text:style-name="T2">D</text:span><text:span text:style-name="T2">S</text:span><text:span text:style-name="T2">P</text:span><text:span text:style-name="T2"> </text:span><text:span text:style-name="T2">1</text:span><text:span text:style-name="T2">.</text:span><text:span text:style-name="T2">5</text:span><text:span text:style-name="T2">%</text:span></text:p>
          </draw:text-box>
        </draw:frame>
        <draw:polyline draw:style-name="gr17" draw:text-style-name="P30" draw:layer="layout" svg:width="0.489cm" svg:height="0.146cm" draw:transform="rotate (1.34285632648444) translate (2.413cm 0.762cm)" svg:viewBox="0 0 490 147" draw:points="0,0 456,0 490,147">
          <text:p/>
        </draw:polyline>
        <draw:polyline draw:style-name="gr17" draw:text-style-name="P30" draw:layer="layout" svg:width="0.487cm" svg:height="0.134cm" draw:transform="skewX (-0.0368264472170803) rotate (-1.35943695437838) translate (1.95736082198764cm 0.284763013617566cm)" svg:viewBox="0 0 488 135" draw:points="488,1 34,0 0,135">
          <text:p/>
        </draw:polyline>
        <draw:polyline draw:style-name="gr17" draw:text-style-name="P30" draw:layer="layout" svg:width="0.454cm" svg:height="0.226cm" draw:transform="skewX (0.291993583858651) rotate (-1.15645516237144) translate (1.26216185429527cm 0.689128559268493cm)" svg:viewBox="0 0 455 227" draw:points="455,2 32,0 0,227">
          <text:p/>
        </draw:polyline>
        <draw:polyline draw:style-name="gr17" draw:text-style-name="P30" draw:layer="layout" svg:width="0.589cm" svg:height="0.467cm" draw:transform="skewX (-0.247138622082397) rotate (-2.74418118291068) translate (1.63290613517624cm 2.67169795174688cm)" svg:viewBox="0 0 590 468" draw:points="0,468 275,468 590,0">
          <text:p/>
        </draw:polyline>
        <draw:polyline draw:style-name="gr17" draw:text-style-name="P30" draw:layer="layout" svg:width="0.642cm" svg:height="0.576cm" draw:transform="skewX (0.0923279174305) rotate (2.6762878750081) translate (3.316cm 2.9cm)" svg:viewBox="0 0 643 577" draw:points="643,577 343,576 0,0">
          <text:p/>
        </draw:polyline>
        <draw:polyline draw:style-name="gr17" draw:text-style-name="P30" draw:layer="layout" svg:width="0.328cm" svg:height="0.054cm" draw:transform="skewX (0.136659280431156) rotate (-2.8012534494509) translate (1.28118589176623cm 2.21315741478858cm)" svg:viewBox="0 0 329 55" draw:points="0,55 317,54 329,0">
          <text:p/>
        </draw:polyline>
        <draw:line draw:style-name="gr17" draw:text-style-name="P30" draw:layer="layout" svg:x1="0.825cm" svg:y1="1.624cm" svg:x2="1.206cm" svg:y2="1.624cm">
          <text:p/>
        </draw:line>
        <draw:line draw:style-name="gr17" draw:text-style-name="P30" draw:layer="layout" svg:x1="2.032cm" svg:y1="0.477cm" svg:x2="2.413cm" svg:y2="0.477cm">
          <text:p/>
        </draw:line>
        <draw:line draw:style-name="gr17" draw:text-style-name="P30" draw:layer="layout" svg:x1="17.811cm" svg:y1="-1.651cm" svg:x2="17.811cm" svg:y2="4.952cm">
          <text:p/>
        </draw:line>
        <draw:line draw:style-name="gr17" draw:text-style-name="P30" draw:layer="layout" svg:x1="15.573cm" svg:y1="-1.651cm" svg:x2="15.573cm" svg:y2="4.952cm">
          <text:p/>
        </draw:line>
        <draw:frame draw:style-name="gr18" draw:text-style-name="P31" draw:layer="layout" svg:width="0.252cm" svg:height="0.314cm" svg:x="13.389cm" svg:y="0.038cm">
          <draw:text-box>
            <text:p><text:span text:style-name="T1">d</text:span><text:span text:style-name="T1">)</text:span></text:p>
          </draw:text-box>
        </draw:frame>
        <draw:frame draw:style-name="gr20" draw:text-style-name="P33" draw:layer="layout" svg:width="1.481cm" svg:height="0.314cm" svg:x="16.15cm" svg:y="2.913cm">
          <draw:text-box>
            <text:p text:style-name="P32"><text:span text:style-name="T2">CPU </text:span><text:span text:style-name="T2">59.9%</text:span></text:p>
          </draw:text-box>
        </draw:frame>
        <draw:frame draw:style-name="gr21" draw:text-style-name="P33" draw:layer="layout" svg:width="1.133cm" svg:height="0.642cm" svg:x="16.139cm" svg:y="0.02cm">
          <draw:text-box>
            <text:p text:style-name="P32"><text:span text:style-name="T2">PL static</text:span></text:p>
            <text:p text:style-name="P32"><text:span text:style-name="T2">7.2%</text:span></text:p>
          </draw:text-box>
        </draw:frame>
        <draw:frame draw:style-name="gr22" draw:text-style-name="P33" draw:layer="layout" svg:width="0.91cm" svg:height="0.627cm" svg:x="14.371cm" svg:y="0.02cm">
          <draw:text-box>
            <text:p text:style-name="P32"><text:span text:style-name="T2">C</text:span><text:span text:style-name="T2">l</text:span><text:span text:style-name="T2">o</text:span><text:span text:style-name="T2">c</text:span><text:span text:style-name="T2">k</text:span><text:span text:style-name="T2">s</text:span></text:p>
            <text:p text:style-name="P32"><text:span text:style-name="T2">9</text:span><text:span text:style-name="T2">.</text:span><text:span text:style-name="T2">8</text:span><text:span text:style-name="T2">%</text:span></text:p>
          </draw:text-box>
        </draw:frame>
        <draw:frame draw:style-name="gr21" draw:text-style-name="P33" draw:layer="layout" svg:width="1.032cm" svg:height="0.642cm" svg:x="13.467cm" svg:y="0.555cm">
          <draw:text-box>
            <text:p text:style-name="P32"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/text:p>
            <text:p text:style-name="P32"><text:span text:style-name="T2">9</text:span><text:span text:style-name="T2">.</text:span><text:span text:style-name="T2">1</text:span><text:span text:style-name="T2">%</text:span></text:p>
          </draw:text-box>
        </draw:frame>
        <draw:frame draw:style-name="gr21" draw:text-style-name="P33" draw:layer="layout" svg:width="1.286cm" svg:height="0.642cm" svg:x="13.467cm" svg:y="1.355cm">
          <draw:text-box>
            <text:p text:style-name="P32"><text:span text:style-name="T2">L</text:span><text:span text:style-name="T2">o</text:span><text:span text:style-name="T2">g</text:span><text:span text:style-name="T2">i</text:span><text:span text:style-name="T2">c</text:span><text:span text:style-name="T2"> </text:span><text:span text:style-name="T2">8</text:span><text:span text:style-name="T2">.</text:span><text:span text:style-name="T2">2</text:span><text:span text:style-name="T2">%</text:span></text:p>
          </draw:text-box>
        </draw:frame>
        <draw:frame draw:style-name="gr21" draw:text-style-name="P33" draw:layer="layout" svg:width="1.032cm" svg:height="0.642cm" svg:x="13.467cm" svg:y="2.155cm">
          <draw:text-box>
            <text:p text:style-name="P32"><text:span text:style-name="T2">BRAM</text:span></text:p>
            <text:p text:style-name="P32"><text:span text:style-name="T2">3.6%</text:span></text:p>
          </draw:text-box>
        </draw:frame>
        <draw:frame draw:style-name="gr23" draw:text-style-name="P33" draw:layer="layout" svg:width="1.27cm" svg:height="0.381cm" svg:x="13.845cm" svg:y="2.921cm">
          <draw:text-box>
            <text:p text:style-name="P32"><text:span text:style-name="T2">DSP 2.1%</text:span></text:p>
          </draw:text-box>
        </draw:frame>
        <draw:polyline draw:style-name="gr17" draw:text-style-name="P30" draw:layer="layout" svg:width="0.489cm" svg:height="0.146cm" draw:transform="rotate (1.34285632648444) translate (15.769cm 0.762cm)" svg:viewBox="0 0 490 147" draw:points="0,0 456,0 490,147">
          <text:p/>
        </draw:polyline>
        <draw:polyline draw:style-name="gr17" draw:text-style-name="P30" draw:layer="layout" svg:width="0.487cm" svg:height="0.134cm" draw:transform="skewX (-0.0368264472170803) rotate (-1.35943695437838) translate (15.3133608219876cm 0.284763013617566cm)" svg:viewBox="0 0 488 135" draw:points="488,1 34,0 0,135">
          <text:p/>
        </draw:polyline>
        <draw:polyline draw:style-name="gr17" draw:text-style-name="P30" draw:layer="layout" svg:width="0.454cm" svg:height="0.226cm" draw:transform="skewX (0.291993583858651) rotate (-1.15645516237144) translate (14.6181618542953cm 0.689128559268492cm)" svg:viewBox="0 0 455 227" draw:points="455,2 32,0 0,227">
          <text:p/>
        </draw:polyline>
        <draw:polyline draw:style-name="gr17" draw:text-style-name="P30" draw:layer="layout" svg:width="0.616cm" svg:height="0.569cm" draw:transform="skewX (-0.0467748239534481) rotate (-2.65377312765738) translate (14.9717123208221cm 2.54198077888333cm)" svg:viewBox="0 0 617 570" draw:points="0,570 288,570 617,0">
          <text:p/>
        </draw:polyline>
        <draw:polyline draw:style-name="gr17" draw:text-style-name="P30" draw:layer="layout" svg:width="0.642cm" svg:height="0.576cm" draw:transform="skewX (0.0923279174305) rotate (2.6762878750081) translate (16.672cm 2.9cm)" svg:viewBox="0 0 643 577" draw:points="643,577 343,576 0,0">
          <text:p/>
        </draw:polyline>
        <draw:polyline draw:style-name="gr17" draw:text-style-name="P30" draw:layer="layout" svg:width="0.64cm" svg:height="0.084cm" draw:transform="rotate (-2.87612807436146) translate (14.6482682702312cm 1.98690434960343cm)" svg:viewBox="0 0 641 85" draw:points="0,85 618,85 641,0">
          <text:p/>
        </draw:polyline>
        <draw:line draw:style-name="gr17" draw:text-style-name="P30" draw:layer="layout" svg:x1="14.181cm" svg:y1="1.624cm" svg:x2="14.562cm" svg:y2="1.624cm">
          <text:p/>
        </draw:line>
        <draw:line draw:style-name="gr17" draw:text-style-name="P30" draw:layer="layout" svg:x1="15.388cm" svg:y1="0.477cm" svg:x2="15.769cm" svg:y2="0.477cm">
          <text:p/>
        </draw:line>
        <draw:line draw:style-name="gr17" draw:text-style-name="P30" draw:layer="layout" svg:x1="-0.254cm" svg:y1="1.654cm" svg:x2="18.938cm" svg:y2="1.647cm">
          <text:p/>
        </draw:line>
        <draw:line draw:style-name="gr17" draw:text-style-name="P30" draw:layer="layout" svg:x1="13.36cm" svg:y1="-1.651cm" svg:x2="13.36cm" svg:y2="4.952cm">
          <text:p/>
        </draw:line>
        <draw:line draw:style-name="gr17" draw:text-style-name="P30" draw:layer="layout" svg:x1="11.122cm" svg:y1="-1.651cm" svg:x2="11.122cm" svg:y2="4.952cm">
          <text:p/>
        </draw:line>
        <draw:line draw:style-name="gr17" draw:text-style-name="P30" draw:layer="layout" svg:x1="15.573cm" svg:y1="-1.651cm" svg:x2="15.573cm" svg:y2="4.952cm">
          <text:p/>
        </draw:line>
        <draw:line draw:style-name="gr17" draw:text-style-name="P30" draw:layer="layout" svg:x1="8.906cm" svg:y1="-1.651cm" svg:x2="8.906cm" svg:y2="4.952cm">
          <text:p/>
        </draw:line>
        <draw:frame draw:style-name="gr20" draw:text-style-name="P33" draw:layer="layout" svg:width="1.481cm" svg:height="0.314cm" svg:x="11.699cm" svg:y="2.913cm">
          <draw:text-box>
            <text:p text:style-name="P32"><text:span text:style-name="T2">CPU </text:span><text:span text:style-name="T2">58.5%</text:span></text:p>
          </draw:text-box>
        </draw:frame>
        <draw:frame draw:style-name="gr21" draw:text-style-name="P33" draw:layer="layout" svg:width="1.128cm" svg:height="0.642cm" svg:x="11.672cm" svg:y="0.02cm">
          <draw:text-box>
            <text:p text:style-name="P32"><text:span text:style-name="T2">PL static</text:span></text:p>
            <text:p text:style-name="P32"><text:span text:style-name="T2">7.2%</text:span></text:p>
          </draw:text-box>
        </draw:frame>
        <draw:frame draw:style-name="gr22" draw:text-style-name="P33" draw:layer="layout" svg:width="0.916cm" svg:height="0.627cm" svg:x="9.909cm" svg:y="0.02cm">
          <draw:text-box>
            <text:p text:style-name="P32"><text:span text:style-name="T2">Clocks</text:span></text:p>
            <text:p text:style-name="P32"><text:span text:style-name="T2">9.6%</text:span></text:p>
          </draw:text-box>
        </draw:frame>
        <draw:frame draw:style-name="gr21" draw:text-style-name="P33" draw:layer="layout" svg:width="1.032cm" svg:height="0.642cm" svg:x="9.016cm" svg:y="0.555cm">
          <draw:text-box>
            <text:p text:style-name="P32"><text:span text:style-name="T2">Signal</text:span><text:span text:style-name="T2">s</text:span></text:p>
            <text:p text:style-name="P32"><text:span text:style-name="T2">9.9%</text:span></text:p>
          </draw:text-box>
        </draw:frame>
        <draw:frame draw:style-name="gr21" draw:text-style-name="P33" draw:layer="layout" svg:width="1.286cm" svg:height="0.642cm" svg:x="9.016cm" svg:y="1.355cm">
          <draw:text-box>
            <text:p text:style-name="P32"><text:span text:style-name="T2">L</text:span><text:span text:style-name="T2">o</text:span><text:span text:style-name="T2">g</text:span><text:span text:style-name="T2">i</text:span><text:span text:style-name="T2">c</text:span><text:span text:style-name="T2"> </text:span><text:span text:style-name="T2">8</text:span><text:span text:style-name="T2">.</text:span><text:span text:style-name="T2">7</text:span><text:span text:style-name="T2">%</text:span></text:p>
          </draw:text-box>
        </draw:frame>
        <draw:frame draw:style-name="gr21" draw:text-style-name="P33" draw:layer="layout" svg:width="1.032cm" svg:height="0.642cm" svg:x="9.016cm" svg:y="2.155cm">
          <draw:text-box>
            <text:p text:style-name="P32"><text:span text:style-name="T2">BRAM</text:span></text:p>
            <text:p text:style-name="P32"><text:span text:style-name="T2">3.9%</text:span></text:p>
          </draw:text-box>
        </draw:frame>
        <draw:frame draw:style-name="gr23" draw:text-style-name="P33" draw:layer="layout" svg:width="1.27cm" svg:height="0.381cm" svg:x="9.394cm" svg:y="2.921cm">
          <draw:text-box>
            <text:p text:style-name="P32"><text:span text:style-name="T2">DSP </text:span><text:span text:style-name="T2">2.1%</text:span></text:p>
          </draw:text-box>
        </draw:frame>
        <draw:polyline draw:style-name="gr17" draw:text-style-name="P30" draw:layer="layout" svg:width="0.489cm" svg:height="0.146cm" draw:transform="rotate (1.34285632648444) translate (11.318cm 0.762cm)" svg:viewBox="0 0 490 147" draw:points="0,0 456,0 490,147">
          <text:p/>
        </draw:polyline>
        <draw:polyline draw:style-name="gr17" draw:text-style-name="P30" draw:layer="layout" svg:width="0.487cm" svg:height="0.134cm" draw:transform="skewX (-0.0368264472170803) rotate (-1.35943695437838) translate (10.8623608219876cm 0.284763013617566cm)" svg:viewBox="0 0 488 135" draw:points="488,1 34,0 0,135">
          <text:p/>
        </draw:polyline>
        <draw:polyline draw:style-name="gr17" draw:text-style-name="P30" draw:layer="layout" svg:width="0.454cm" svg:height="0.226cm" draw:transform="skewX (0.291993583858651) rotate (-1.15645516237144) translate (10.1671618542953cm 0.689128559268493cm)" svg:viewBox="0 0 455 227" draw:points="455,2 32,0 0,227">
          <text:p/>
        </draw:polyline>
        <draw:polyline draw:style-name="gr17" draw:text-style-name="P30" draw:layer="layout" svg:width="0.616cm" svg:height="0.569cm" draw:transform="skewX (-0.0467748239534482) rotate (-2.65377312765738) translate (10.5387123208221cm 2.61098077888333cm)" svg:viewBox="0 0 617 570" draw:points="0,570 288,570 617,0">
          <text:p/>
        </draw:polyline>
        <draw:polyline draw:style-name="gr17" draw:text-style-name="P30" draw:layer="layout" svg:width="0.642cm" svg:height="0.576cm" draw:transform="skewX (0.0923279174305) rotate (2.6762878750081) translate (12.221cm 2.9cm)" svg:viewBox="0 0 643 577" draw:points="643,577 343,576 0,0">
          <text:p/>
        </draw:polyline>
        <draw:polyline draw:style-name="gr17" draw:text-style-name="P30" draw:layer="layout" svg:width="0.64cm" svg:height="0.084cm" draw:transform="rotate (-2.87612807436146) translate (10.1972682702312cm 1.98690434960343cm)" svg:viewBox="0 0 641 85" draw:points="0,85 618,85 641,0">
          <text:p/>
        </draw:polyline>
        <draw:line draw:style-name="gr17" draw:text-style-name="P30" draw:layer="layout" svg:x1="9.73cm" svg:y1="1.624cm" svg:x2="10.111cm" svg:y2="1.624cm">
          <text:p/>
        </draw:line>
        <draw:line draw:style-name="gr17" draw:text-style-name="P30" draw:layer="layout" svg:x1="10.937cm" svg:y1="0.477cm" svg:x2="11.318cm" svg:y2="0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2-03T18:30:54.874190187</dc:date>
    <meta:editing-duration>P1DT5H19M30S</meta:editing-duration>
    <meta:editing-cycles>41</meta:editing-cycles>
    <meta:generator>LibreOffice/6.0.7.3$Linux_X86_64 LibreOffice_project/00m0$Build-3</meta:generator>
    <meta:document-statistic meta:object-count="134"/>
  </office:meta>
</office:document-meta>
</file>